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paragraph-rsid="0021e767"/>
    </style:style>
    <style:style style:name="P2" style:family="paragraph" style:parent-style-name="Standard">
      <style:paragraph-properties fo:text-align="justify" style:justify-single-word="false"/>
      <style:text-properties style:font-name="Ubuntu" officeooo:rsid="0021e969" officeooo:paragraph-rsid="0021e969"/>
    </style:style>
    <style:style style:name="P3" style:family="paragraph" style:parent-style-name="Standard">
      <style:paragraph-properties fo:text-align="justify" style:justify-single-word="false"/>
      <style:text-properties style:font-name="Ubuntu" officeooo:rsid="00224fdf" officeooo:paragraph-rsid="00224fdf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Ubuntu" officeooo:rsid="002a5f3f" officeooo:paragraph-rsid="002a5f3f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Ubuntu" officeooo:rsid="002dd144" officeooo:paragraph-rsid="002dd144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Ubuntu" officeooo:rsid="002f11a2" officeooo:paragraph-rsid="002f11a2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Ubuntu" officeooo:rsid="0030dfdc" officeooo:paragraph-rsid="0030dfdc"/>
    </style:style>
    <style:style style:name="P8" style:family="paragraph" style:parent-style-name="Standard">
      <style:paragraph-properties fo:text-align="justify" style:justify-single-word="false"/>
      <style:text-properties style:font-name="Ubuntu" officeooo:paragraph-rsid="0021e767"/>
    </style:style>
    <style:style style:name="T1" style:family="text">
      <style:text-properties officeooo:rsid="001fa3bb"/>
    </style:style>
    <style:style style:name="T2" style:family="text">
      <style:text-properties officeooo:rsid="0021e767"/>
    </style:style>
    <style:style style:name="T3" style:family="text">
      <style:text-properties officeooo:rsid="0023ff8a"/>
    </style:style>
    <style:style style:name="T4" style:family="text">
      <style:text-properties officeooo:rsid="00296e2d"/>
    </style:style>
    <style:style style:name="T5" style:family="text">
      <style:text-properties officeooo:rsid="002bdc0b"/>
    </style:style>
    <style:style style:name="T6" style:family="text">
      <style:text-properties style:text-position="super 58%" officeooo:rsid="002bdc0b"/>
    </style:style>
    <style:style style:name="T7" style:family="text">
      <style:text-properties officeooo:rsid="002e91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ciban una cordial bienvenida a la página de Tutos-Unal. </text:span></text:p>
      <text:p text:style-name="P1"/>
      <text:p text:style-name="P8"><text:span text:style-name="T1">Con este trabajo educativo se quiere apoyar a los estudiantes de la Universidad Nacional a complementar sus clases y orientarlos en la resolución de inquietudes para mejorar el desempeño en las materias que están cursando o reforzar sus conocimientos en materias en las cuales el estudiante esté interesado, por medio de tutorías </text:span>donde los estudiantes puedan entrar <text:span text:style-name="T2">y</text:span> consultar los tutores disponibles para ciertas materias y ver el horario que ellos disponen. <text:span text:style-name="T2">Además se tiene </text:span>una sección de recursos donde se podrá consultar material <text:span text:style-name="T2">como documentos, imágenes, etc. </text:span>y un foro de comentarios, donde se podrán realizar aportes por parte de los estudiantes.</text:p>
      <text:p text:style-name="P8"/>
      <text:p text:style-name="P2">La actividad de está página se enmarca dentro de los principios de respeto mutuo, solidaridad, honestidad, <text:span text:style-name="T3">responsabilidad, </text:span>buenos modales, trato amable y cordial, y humildad ante el conocimiento.</text:p>
      <text:p text:style-name="P2"/>
      <text:p text:style-name="P3">Esta página cuenta con administradores que estarán atentos a la dinámica de la misma, <text:span text:style-name="T4">por tal razón, para cumplir el propósito de esta página y velar por el buen comportamiento de los usuarios, se considerarán la siguientes normas</text:span>:</text:p>
      <text:list xml:id="list3257827202272787190" text:style-name="L1">
        <text:list-item>
          <text:p text:style-name="P6">Solamente los usuarios que tienen la cuenta institucional de la Universidad Nacional pueden iniciar sesión en la página.</text:p>
        </text:list-item>
        <text:list-item>
          <text:p text:style-name="P4">Los archivos subidos a la sección de recursos serán revisados y de ser ajenos a las tutorías, serán eliminados sin previo aviso.</text:p>
        </text:list-item>
        <text:list-item>
          <text:p text:style-name="P4">Los tutores reportarán la asistencia de los estudiantes en las citas que hayan solicitado, por esta razón si los estudiantes deciden no asistir a las citas que ellos mismos solicitaron, deberán cancelarlas al menos con 24 horas de anticipación, de lo contrario, se asumirá que el estudiante puede asistir a la tutoría.</text:p>
        </text:list-item>
        <text:list-item>
          <text:p text:style-name="P4"><text:span text:style-name="T5">Si un estudiante acumula 1 ó 2 inasistencias a citas que haya solicitado, será avisado que a la 3</text:span><text:span text:style-name="T6">a</text:span><text:span text:style-name="T5"> inasistencia será expulsado y que puede cancelar las citas que haya solicitado en un plazo mayor a 24 horas antes de dichas citas.</text:span></text:p>
        </text:list-item>
        <text:list-item>
          <text:p text:style-name="P5"><text:span text:style-name="T7">Aquellos usuarios que expresen</text:span> comentarios que se consideren abusivos o que atenten contra tutores, administradores, <text:span text:style-name="T7">estudiantes u otras personas, serán expulsados.</text:span></text:p>
        </text:list-item>
        <text:list-item>
          <text:p text:style-name="P7">Aquellos usuarios cuyo comportamiento en las tutorías atente contra los principios que se enmarcan en esta página serán reportados por los tutores que los hayan asesorado en las tutorí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1:10:11.946923133</meta:creation-date>
    <dc:date>2016-09-11T12:07:14.331893054</dc:date>
    <meta:editing-duration>PT45M53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368" meta:character-count="2292" meta:non-whitespace-character-count="1939"/>
  </office:meta>
</office:document-meta>
</file>